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6c0f2" officeooo:paragraph-rsid="0006c0f2" style:font-size-asian="20pt" style:font-weight-asian="bold" style:font-size-complex="20pt" style:font-weight-complex="bold"/>
    </style:style>
    <style:style style:name="P2" style:family="paragraph" style:parent-style-name="Standard">
      <style:text-properties style:text-underline-style="solid" style:text-underline-type="double" style:text-underline-width="auto" style:text-underline-color="font-color" officeooo:rsid="0006c0f2" officeooo:paragraph-rsid="0006c0f2"/>
    </style:style>
    <style:style style:name="P3" style:family="paragraph" style:parent-style-name="Standard" style:list-style-name="L1">
      <style:text-properties officeooo:rsid="0006c0f2" officeooo:paragraph-rsid="0009b812"/>
    </style:style>
    <style:style style:name="P4" style:family="paragraph" style:parent-style-name="Standard" style:list-style-name="L1">
      <style:text-properties officeooo:rsid="0006c0f2" officeooo:paragraph-rsid="0006c0f2"/>
    </style:style>
    <style:style style:name="P5" style:family="paragraph" style:parent-style-name="Standard" style:list-style-name="L1">
      <style:text-properties officeooo:rsid="0006c0f2" officeooo:paragraph-rsid="000ba3d5"/>
    </style:style>
    <style:style style:name="P6" style:family="paragraph" style:parent-style-name="Standard" style:list-style-name="L1">
      <style:text-properties style:text-line-through-style="solid" style:text-line-through-type="single" officeooo:rsid="0006c0f2" officeooo:paragraph-rsid="000ba3d5"/>
    </style:style>
    <style:style style:name="P7" style:family="paragraph" style:parent-style-name="Standard" style:list-style-name="L1">
      <style:text-properties officeooo:rsid="0016d467" officeooo:paragraph-rsid="0016d467"/>
    </style:style>
    <style:style style:name="P8" style:family="paragraph" style:parent-style-name="Standard" style:list-style-name="L1">
      <style:text-properties officeooo:rsid="0018b3f7" officeooo:paragraph-rsid="0018b3f7"/>
    </style:style>
    <style:style style:name="T1" style:family="text">
      <style:text-properties officeooo:rsid="000ba3d5"/>
    </style:style>
    <style:style style:name="T2" style:family="text">
      <style:text-properties officeooo:rsid="00198ba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ush Swap TO DO list</text:p>
      <text:p text:style-name="P2"/>
      <text:list xml:id="list1375061755" text:style-name="L1">
        <text:list-item>
          <text:p text:style-name="P3">Parse the input + list <text:s/>of expected requirements</text:p>
        </text:list-item>
        <text:list-item>
          <text:p text:style-name="P4">working linked list</text:p>
          <text:list>
            <text:list-item>
              <text:p text:style-name="P7">test them before using in parsing</text:p>
            </text:list-item>
            <text:list-item>
              <text:p text:style-name="P8">lstdelfirst:</text:p>
              <text:list>
                <text:list-item>
                  <text:p text:style-name="P8">in testing the order seems to get fucked up for some reason <text:span text:style-name="T2">(gets reversed</text:span></text:p>
                </text:list-item>
              </text:list>
            </text:list-item>
          </text:list>
        </text:list-item>
        <text:list-item>
          <text:p text:style-name="P4">choose data structure for storing stacks</text:p>
        </text:list-item>
        <text:list-item>
          <text:p text:style-name="P4">Your project must comply with the following rules:</text:p>
          <text:list>
            <text:list-item>
              <text:p text:style-name="P6">You have to turn in a Makefile which will compile your source files. It must not relink.</text:p>
            </text:list-item>
            <text:list-item>
              <text:p text:style-name="P5">You have to write a program named push_swap that takes as an argument the stac<text:span text:style-name="T1">k </text:span>a formatted as a list of integers. The first argument should be at the top of the stack (be careful about the order).</text:p>
            </text:list-item>
            <text:list-item>
              <text:p text:style-name="P5">The program must display the smallest list of instructions possible to sort the stack a, the smallest number being at the top.</text:p>
            </text:list-item>
            <text:list-item>
              <text:p text:style-name="P5">Instructions must be separated by a ’\n’ and nothing else.</text:p>
            </text:list-item>
            <text:list-item>
              <text:p text:style-name="P5">The goal is to sort the stack with the lowest possible number of operations. During the evaluation process, the number of instructions found by your program will be compared against a limit: the maximum number of operations tolerated. If your program either displays a longer list or if the numbers aren’t sorted properly, your grade will be 0.</text:p>
            </text:list-item>
            <text:list-item>
              <text:p text:style-name="P5">If no parameters are specified, the program must not display anything and give the prompt back.</text:p>
            </text:list-item>
            <text:list-item>
              <text:p text:style-name="P5">In case of error, it must display "Error" followed by a ’\n’ on the standard error.</text:p>
            </text:list-item>
            <text:list-item>
              <text:p text:style-name="P5">Errors include for example: some arguments aren’t integers, some arguments ar<text:span text:style-name="T1">e </text:span>bigger than an integer and/or there are duplicates.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8T14:39:58.604123447</meta:creation-date>
    <dc:date>2022-09-13T18:50:06.110089227</dc:date>
    <meta:editing-duration>P1DT6H48M51S</meta:editing-duration>
    <meta:editing-cycles>9</meta:editing-cycles>
    <meta:generator>LibreOffice/7.0.4.2$Linux_X86_64 LibreOffice_project/00$Build-2</meta:generator>
    <meta:document-statistic meta:table-count="0" meta:image-count="0" meta:object-count="0" meta:page-count="1" meta:paragraph-count="16" meta:word-count="262" meta:character-count="1447" meta:non-whitespace-character-count="1215"/>
  </office:meta>
</office:document-meta>
</file>